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</style:style>
    <style:style style:name="gr6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57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TeX Gyre Cursor" fo:font-size="10pt" style:font-size-asian="10pt" style:font-size-complex="10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ambria" fo:font-size="10pt" style:font-size-asian="10pt" style:font-size-complex="10pt"/>
    </style:style>
    <style:style style:name="T1" style:family="text">
      <style:text-properties style:font-name="TeX Gyre Curso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cm" svg:y1="1.5cm" svg:x2="0.1cm" svg:y2="1.5cm" draw:start-shape="id1" draw:end-shape="id2" draw:end-glue-point="10" svg:d="M1000 1500h-900" svg:viewBox="0 0 901 1">
          <text:p/>
        </draw:connector>
        <draw:custom-shape draw:style-name="gr2" draw:text-style-name="P2" xml:id="id2" draw:id="id2" draw:layer="layout" svg:width="0.6cm" svg:height="0.6cm" svg:x="-0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891cm" svg:height="0.424cm" svg:x="0cm" svg:y="0.9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2" xml:id="id3" draw:id="id3" draw:layer="layout" svg:width="0.6cm" svg:height="0.6cm" svg:x="2.561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14cm" svg:height="0.674cm" svg:x="2.722cm" svg:y="0.5cm">
          <draw:text-box>
            <text:p><text:span text:style-name="T1">-</text:span></text:p>
          </draw:text-box>
        </draw:frame>
        <draw:connector draw:style-name="gr6" draw:text-style-name="P1" draw:layer="layout" svg:x1="3.696cm" svg:y1="1.5cm" svg:x2="3.161cm" svg:y2="1.5cm" draw:end-shape="id3" draw:end-glue-point="10" svg:d="M3696 1500h-535" svg:viewBox="0 0 536 1">
          <text:p/>
        </draw:connector>
        <draw:custom-shape draw:style-name="gr4" draw:text-style-name="P2" xml:id="id4" draw:id="id4" draw:layer="layout" svg:width="0.6cm" svg:height="0.6cm" svg:x="5.661cm" svg:y="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14cm" svg:height="0.674cm" svg:x="5.822cm" svg:y="0.501cm">
          <draw:text-box>
            <text:p><text:span text:style-name="T1">+</text:span></text:p>
          </draw:text-box>
        </draw:frame>
        <draw:connector draw:style-name="gr1" draw:text-style-name="P1" draw:layer="layout" svg:x1="5.961cm" svg:y1="1.201cm" svg:x2="5.96cm" svg:y2="0.1cm" draw:start-shape="id4" draw:start-glue-point="4" svg:d="M5961 1201v-809h-1v-292" svg:viewBox="0 0 2 1102">
          <text:p/>
        </draw:connector>
        <draw:frame draw:style-name="gr3" draw:text-style-name="P1" draw:layer="layout" svg:width="0.832cm" svg:height="0.424cm" svg:x="5.9cm" svg:y="0.1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6" draw:text-style-name="P1" draw:layer="layout" svg:x1="7.7cm" svg:y1="1.5cm" svg:x2="6.261cm" svg:y2="1.501cm" draw:start-shape="id5" draw:end-shape="id4" draw:end-glue-point="10" svg:d="M7700 1500h-710v1h-729" svg:viewBox="0 0 1440 2">
          <text:p/>
        </draw:connector>
        <draw:custom-shape draw:style-name="gr2" draw:text-style-name="P2" xml:id="id5" draw:id="id5" draw:layer="layout" svg:width="0.6cm" svg:height="0.6cm" svg:x="7.7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6" draw:id="id6" draw:layer="layout" svg:width="0.2cm" svg:height="0.2cm" svg:x="6.6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0.6cm" svg:height="0.6cm" svg:x="1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2.561cm" svg:y1="1.5cm" svg:x2="1.6cm" svg:y2="1.5cm" draw:start-shape="id3" draw:start-glue-point="6" draw:end-shape="id1" draw:end-glue-point="10" svg:d="M2561 1500h-961" svg:viewBox="0 0 962 1">
          <text:p/>
        </draw:connector>
        <draw:frame draw:style-name="gr3" draw:text-style-name="P1" draw:layer="layout" svg:width="0.802cm" svg:height="0.424cm" svg:x="1.601cm" svg:y="0.9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3" draw:layer="layout" svg:width="0.714cm" svg:height="0.674cm" svg:x="0.322cm" svg:y="1.401cm">
          <draw:text-box>
            <text:p><text:span text:style-name="T1">+</text:span></text:p>
          </draw:text-box>
        </draw:frame>
        <draw:connector draw:style-name="gr1" draw:text-style-name="P1" draw:layer="layout" svg:x1="1.3cm" svg:y1="1.8cm" svg:x2="6.7cm" svg:y2="1.6cm" draw:start-shape="id1" draw:start-glue-point="8" draw:end-shape="id6" draw:end-glue-point="8" svg:d="M1300 1800v519h5400v-719" svg:viewBox="0 0 5401 720">
          <text:p/>
        </draw:connector>
        <draw:frame draw:style-name="gr5" draw:text-style-name="P3" draw:layer="layout" svg:width="0.714cm" svg:height="0.674cm" svg:x="1.222cm" svg:y="1.701cm">
          <draw:text-box>
            <text:p><text:span text:style-name="T1">-</text:span></text:p>
          </draw:text-box>
        </draw:frame>
        <draw:custom-shape draw:style-name="gr2" draw:text-style-name="P2" draw:layer="layout" svg:width="0.6cm" svg:height="0.6cm" svg:x="6.56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2.861cm" svg:y1="1.2cm" svg:x2="2.86cm" svg:y2="0.101cm" draw:start-shape="id3" draw:start-glue-point="4" draw:end-shape="id7" draw:end-glue-point="8" svg:d="M2861 1200v-558h-1v-541" svg:viewBox="0 0 2 1100">
          <text:p/>
        </draw:connector>
        <draw:frame draw:style-name="gr3" draw:text-style-name="P1" draw:layer="layout" svg:width="0.819cm" svg:height="0.424cm" svg:x="2.8cm" svg:y="0.1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2" draw:text-style-name="P2" xml:id="id7" draw:id="id7" draw:layer="layout" svg:width="0.6cm" svg:height="0.6cm" svg:x="2.56cm" svg:y="-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14cm" svg:height="0.674cm" svg:x="5.022cm" svg:y="0.9cm">
          <draw:text-box>
            <text:p><text:span text:style-name="T1">+</text:span></text:p>
          </draw:text-box>
        </draw:frame>
        <draw:frame draw:style-name="gr5" draw:text-style-name="P3" draw:layer="layout" svg:width="0.714cm" svg:height="0.674cm" svg:x="1.922cm" svg:y="1.4cm">
          <draw:text-box>
            <text:p><text:span text:style-name="T1">+</text:span></text:p>
          </draw:text-box>
        </draw:frame>
        <draw:custom-shape draw:style-name="gr8" draw:text-style-name="P5" xml:id="id8" draw:id="id8" draw:layer="layout" svg:width="1.104cm" svg:height="0.7cm" svg:x="3.696cm" svg:y="1.1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878cm" svg:height="0.424cm" svg:x="3.79cm" svg:y="1.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onnector draw:style-name="gr6" draw:text-style-name="P1" draw:layer="layout" svg:x1="5.661cm" svg:y1="1.501cm" svg:x2="4.8cm" svg:y2="1.5cm" draw:start-shape="id4" draw:start-glue-point="6" draw:end-shape="id8" draw:end-glue-point="1" svg:d="M5661 1501h-430v-1h-431" svg:viewBox="0 0 862 2">
          <text:p/>
        </draw:connector>
        <draw:frame draw:style-name="gr3" draw:text-style-name="P1" draw:layer="layout" svg:width="0.849cm" svg:height="0.424cm" svg:x="6.751cm" svg:y="0.9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7.8cm" fo:page-height="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5-09T18:22:10.140446762</dc:date>
    <meta:editing-duration>PT48M58S</meta:editing-duration>
    <meta:editing-cycles>21</meta:editing-cycles>
    <meta:generator>LibreOffice/6.0.3.2$Linux_X86_64 LibreOffice_project/00$Build-2</meta:generator>
    <meta:document-statistic meta:object-count="29"/>
  </office:meta>
</office:document-meta>
</file>

<file path=Object 1/content.xml><?xml version="1.0" encoding="utf-8"?>
<math xmlns="http://www.w3.org/1998/Math/MathML" display="block">
  <semantics>
    <mrow>
      <mi>w</mi>
      <mrow>
        <mo fence="true" stretchy="false">(</mo>
        <mrow>
          <mi>t</mi>
        </mrow>
        <mo fence="true" stretchy="false">)</mo>
      </mrow>
    </mrow>
    <annotation encoding="StarMath 5.0">w( t )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i>s</mi>
        </mrow>
        <mo fence="true" stretchy="false">)</mo>
      </mrow>
    </mrow>
    <annotation encoding="StarMath 5.0">L(s)</annotation>
  </semantics>
</math>
</file>

<file path=Object 3/content.xml><?xml version="1.0" encoding="utf-8"?>
<math xmlns="http://www.w3.org/1998/Math/MathML" display="block">
  <semantics>
    <mrow>
      <mi>n</mi>
      <mrow>
        <mo fence="true" stretchy="false">(</mo>
        <mrow>
          <mi>t</mi>
        </mrow>
        <mo fence="true" stretchy="false">)</mo>
      </mrow>
    </mrow>
    <annotation encoding="StarMath 5.0">n( t )</annotation>
  </semantics>
</math>
</file>

<file path=Object 4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 t )</annotation>
  </semantics>
</math>
</file>

<file path=Object 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

<file path=Object 8/content.xml><?xml version="1.0" encoding="utf-8"?>
<math xmlns="http://www.w3.org/1998/Math/MathML" display="block">
  <semantics>
    <mrow>
      <mi>d</mi>
      <mrow>
        <mo fence="true" stretchy="false">(</mo>
        <mrow>
          <mi>t</mi>
        </mrow>
        <mo fence="true" stretchy="false">)</mo>
      </mrow>
    </mrow>
    <annotation encoding="StarMath 5.0">d( t )</annotation>
  </semantics>
</math>
</file>